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lanning &amp; Scheduling Continued</text:p>
      <text:p text:style-name="P1"/>
      <text:p text:style-name="P1">3.2) Gantt Charts</text:p>
      <text:list xml:id="list1713725086" text:style-name="L1">
        <text:list-item>
          <text:p text:style-name="P2">horizontal bar chart for project scheduling where each bar is an activity in the PERT network diagram</text:p>
        </text:list-item>
        <text:list-item>
          <text:p text:style-name="P2">summary bars represent WBS parent nodes</text:p>
        </text:list-item>
        <text:list-item>
          <text:p text:style-name="P2">time is on the horizontal axis and a vertical “today” line is drawn</text:p>
        </text:list-item>
        <text:list-item>
          <text:p text:style-name="P2">bars are shaded to show % completion</text:p>
        </text:list-item>
      </text:list>
      <text:p text:style-name="P1"/>
      <text:p text:style-name="P1">CDM:</text:p>
      <text:list xml:id="list1312810351" text:style-name="L2">
        <text:list-item>
          <text:p text:style-name="P3">list the alternatives</text:p>
        </text:list-item>
        <text:list-item>
          <text:p text:style-name="P3">list the criteria</text:p>
        </text:list-item>
        <text:list-item>
          <text:p text:style-name="P3">assign weight to each criterion</text:p>
        </text:list-item>
        <text:list-item>
          <text:p text:style-name="P3">assign rank r_{ij}</text:p>
        </text:list-item>
        <text:list-item>
          <text:p text:style-name="P3"><text:s/>for each criterian</text:p>
        </text:list-item>
        <text:list-item>
          <text:p text:style-name="P3">score each alternative</text:p>
        </text:list-item>
      </text:list>
      <text:p text:style-name="P1"/>
      <text:p text:style-name="P1">S_i = \sum_{i=1}^n w_i * r_{ij}</text:p>
      <text:p text:style-name="P1"/>
      <text:p text:style-name="P1"/>
      <text:p text:style-name="P1">Refine:</text:p>
      <text:p text:style-name="P1"/>
      <text:p text:style-name="P1">4a) msaure coefficient c_{ij}</text:p>
      <text:p text:style-name="P1">4b) normalize coeffici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21T11:32:19</meta:creation-date>
    <meta:generator>OpenOffice.org/3.2$Unix OpenOffice.org_project/320m19$Build-9505</meta:generator>
    <dc:date>2010-11-23T18:07:56</dc:date>
    <dc:creator>Sandy Maguire</dc:creator>
    <meta:editing-duration>PT04H50M58S</meta:editing-duration>
    <meta:editing-cycles>99</meta:editing-cycles>
    <meta:document-statistic meta:table-count="0" meta:image-count="0" meta:object-count="0" meta:page-count="1" meta:paragraph-count="17" meta:word-count="97" meta:character-count="540"/>
  </office:meta>
</office:document-meta>
</file>